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P27" style:parent-style-name="Standard" style:family="paragraph">
      <style:text-properties style:font-name="Liberation SerifLiberation Seri" fo:color="#000000" fo:background-color="#FBFCFD"/>
    </style:style>
    <style:style style:name="P28" style:parent-style-name="Standard" style:family="paragraph">
      <style:text-properties style:font-name="Liberation SerifLiberation Seri" fo:color="#000000" fo:background-color="#FBFCFD"/>
    </style:style>
    <style:style style:name="P29" style:parent-style-name="Standard" style:family="paragraph">
      <style:text-properties style:font-name="Liberation SerifLiberation Seri" fo:color="#000000" fo:background-color="#FBFCFD"/>
    </style:style>
    <style:style style:name="T30" style:parent-style-name="Fuentedepárrafopredeter." style:family="text">
      <style:text-properties style:font-name="Liberation SerifLiberation Seri" fo:color="#000000" fo:background-color="#FBFCFD"/>
    </style:style>
    <style:style style:name="P31" style:parent-style-name="Standard" style:family="paragraph">
      <style:text-properties style:font-name="Liberation SerifLiberation Seri" fo:color="#000000" fo:background-color="#FBFCFD"/>
    </style:style>
    <style:style style:name="P32" style:parent-style-name="Standard" style:family="paragraph">
      <style:text-properties style:font-name="Liberation SerifLiberation Seri" fo:color="#000000" fo:background-color="#FBFCFD"/>
    </style:style>
    <style:style style:name="P33" style:parent-style-name="Standard" style:family="paragraph">
      <style:text-properties style:font-name="Liberation SerifLiberation Seri" fo:color="#000000" fo:background-color="#FBFCFD"/>
    </style:style>
    <style:style style:name="P34" style:parent-style-name="Standard" style:family="paragraph">
      <style:text-properties style:font-name="Liberation SerifLiberation Seri" fo:color="#000000" fo:background-color="#FBFCFD"/>
    </style:style>
    <style:style style:name="P35" style:parent-style-name="Standard" style:family="paragraph">
      <style:text-properties style:font-name="Liberation SerifLiberation Seri" fo:color="#000000" fo:background-color="#FBFCFD"/>
    </style:style>
    <style:style style:name="P36" style:parent-style-name="Standard" style:family="paragraph">
      <style:text-properties style:font-name="Liberation SerifLiberation Seri" fo:color="#000000" fo:background-color="#FBFCFD"/>
    </style:style>
    <style:style style:name="P37" style:parent-style-name="Standard" style:family="paragraph">
      <style:text-properties style:font-name="Liberation SerifLiberation Seri" fo:color="#000000" fo:background-color="#FBFCFD"/>
    </style:style>
    <style:style style:name="P38" style:parent-style-name="Standard" style:family="paragraph">
      <style:text-properties style:font-name="Liberation SerifLiberation Seri" fo:color="#000000" fo:background-color="#FBFCFD"/>
    </style:style>
    <style:style style:name="P39" style:parent-style-name="Standard" style:family="paragraph">
      <style:text-properties style:font-name="Liberation SerifLiberation Seri" fo:color="#000000" fo:background-color="#FBFCFD"/>
    </style:style>
    <style:style style:name="P40" style:parent-style-name="Standard" style:family="paragraph">
      <style:text-properties style:font-name="Liberation SerifLiberation Seri" fo:color="#000000" fo:background-color="#FBFCFD"/>
    </style:style>
    <style:style style:name="P41" style:parent-style-name="Standard" style:family="paragraph">
      <style:text-properties style:font-name="Liberation SerifLiberation Seri" fo:color="#000000" fo:background-color="#FBFCFD"/>
    </style:style>
    <style:style style:name="P42" style:parent-style-name="Standard" style:family="paragraph">
      <style:text-properties style:font-name="Liberation SerifLiberation Seri" fo:color="#000000" fo:background-color="#FBFCFD"/>
    </style:style>
    <style:style style:name="P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52"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3"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5"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P56" style:parent-style-name="Standard" style:family="paragraph">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7" style:parent-style-name="Fuentedepárrafopredeter." style:family="text">
      <style:text-properties style:font-name-complex="Arial" fo:color="#222222" fo:background-color="#FFFFFF"/>
    </style:style>
    <style:style style:name="P5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66"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6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3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3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3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3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34"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135"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P20">- Se ha creado un bucle en “hough.py” para ir subiendo el umbral de la transformada de Hough hasta que nos quedemos con un número de líneas horizontales reducido.</text:p>
      <text:p text:style-name="P21"/>
      <text:p text:style-name="P22">09/11/22</text:p>
      <text:p text:style-name="P23">-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4">Ahora hay que desarrollar un algoritmo que diga cuál de esas líneas es el borde de un rectángulo y cuál es simplemente producto.<text:s/></text:p>
      <text:p text:style-name="P25"/>
      <text:p text:style-name="P26">10/11/22</text:p>
      <text:p text:style-name="P27">-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p>
      <text:p text:style-name="P28"/>
      <text:p text:style-name="P29">12/11/22</text:p>
      <text:p text:style-name="Standard"><text:span text:style-name="T30">- En “hough.py” se ha ordenado el vector de alturas de menor a mayor (de la línea de más arriba a la de más abajo), y el vector de ángulos se ha ordenado acorde a los cambios en el vector de alturas.</text:span></text:p>
      <text:p text:style-name="Standard"/>
      <text:soft-page-break/>
      <text:p text:style-name="P31">21/11/22</text:p>
      <text:p text:style-name="P32">- Se ha probado “hough.py” con las fotos del Mercadona, funciona mejor de lo que se esperaba, pero hay que pulirlo mucho aún. Probar a aumentar el umbral de menos en menos y a establecer un umbral de líneas detectadas mayor. También se puede intentar cerrar/acentuar los contornos después de usar el operador Canny.</text:p>
      <text:p text:style-name="P33">- Se ha creado “color.py” para identificar las bandas horizontales a partir del color. Primero hacemos una apertura para quitar los puntos sueltos y luego, un cierre con una máscara de tamaño todo el ancho de la imagen y altura 1 píxel, de esta manera conseguimos rectángulos horizontales completos.</text:p>
      <text:p text:style-name="P34">- Se ha metido el filtro de color en “gradientes.py”, ahora el cálculo de los gradientes se debe hacer con la imagen “target”.</text:p>
      <text:p text:style-name="P35"/>
      <text:p text:style-name="P36">25/11/22</text:p>
      <text:p text:style-name="P37">- En “hogh.py” se ha creado el <text:s/>algoritmo de emparejamiento de líneas horizontales. Se ha establecido un umbral de 500 píxeles para emparejar, es decir, si dos líneas consecutivas están separadas una distancia menor a 500 píxeles se emparejan, en caso contrario, se desecha la línea con actual siendo ahora i = i + 1.<text:s/></text:p>
      <text:p text:style-name="P38">- También se ha creado el algoritmo para hacer el kernel que filtra por alturas, pero puede tardar minutos en ejecutarse, encontrar una manera más rápida de hacerlo.<text:s/></text:p>
      <text:p text:style-name="P39"/>
      <text:p text:style-name="P40">28/11/22</text:p>
      <text:p text:style-name="P41">- En “hough.py” se ha logrado realizar el kernel más rápido gracias a la consulta en StackOverflow.<text:s/></text:p>
      <text:p text:style-name="P42">- También se ha unido “hough”, “gradientes” y “color” todos en el código de “gradientes”. Necesita pulirse la parte de la transformada de Hough.</text:p>
      <text:p text:style-name="Standard"/>
      <text:p text:style-name="P43">29/11/22</text:p>
      <text:p text:style-name="P44">- Se ha limpiado el código de “gradientes.py” de trozos de código comentados que ya no son útiles. - También se ha creado “hsvThresholder.py” que nos ayuda a averiguar el filtro HSV que se debe aplicar para aislar un color concreto.</text:p>
      <text:p text:style-name="P45">- Introducir fase de aprendizaje en “gradientes.py” y en pensar en mejoras adicionales (la parte de la transformada de Hough debe mejorarse).</text:p>
      <text:p text:style-name="P46"/>
      <text:p text:style-name="P47">30/11/22</text:p>
      <text:p text:style-name="P48">- Se ha enviado un correo a Miguel Ángel, ya que la detección de líneas horizontales en las fotos de Mercadona no va del todo bien y la detección de códigos de barras menos aún porque son muy pequeños.<text:s/></text:p>
      <text:p text:style-name="P49">- En “gradientes.py” se han creado unas líneas para el caso de las fotos de la gasolinera y otras para el caso de las fotos del Mercadona, de esta manera se parametrizan las máscaras, umbrales, etc de manera diferente.</text:p>
      <text:p text:style-name="P50"/>
      <text:p text:style-name="P51">08/12/22</text:p>
      <text:p text:style-name="Standard"><text:span text:style-name="T52">- Se han revisado todas las funciones de “gradientes.py” para ver si modificando algún flag o añadiendo o quitando alguno mejoraba el comportamiento, parece ser que no. Tan solo mirar el<text:s/></text:span><text:span text:style-name="T53">ksize</text:span><text:span text:style-name="T54"><text:s/>de la función<text:s/></text:span><text:span text:style-name="T55">cv2.Sobel.</text:span></text:p>
      <text:p text:style-name="P56"/>
      <text:p text:style-name="Standard">19/12/22</text:p>
      <text:p text:style-name="Standard">- Si supongo que las bandas horizontales están equiespaciadas, si por ejemplo detecto una banda a 1/3 de la altura y otra a 1/2 (dos bandas consecutivas), puedo buscar otra banda que el algoritmo no ha detectado inicialmente a la altura (1/2 - 1/3) + 1/2 = 2/3.</text:p>
      <text:p text:style-name="Standard">- También idea de Miguel Ángel: si de una banda detecto solo una línea,<text:s/><text:span text:style-name="T57">podría tratar de averiguar si es la línea que delimita por encima o por debajo y rellenar la banda para el lado que sea, es decir, si por ejemplo es la línea de arriba, rellenar la banda hacia abajo</text:span>.<text:s/></text:p>
      <text:soft-page-break/>
      <text:p text:style-name="Standard">- Puedo suponer por ahora conocido el número de bandas que tiene la estantería. <text:s/></text:p>
      <text:p text:style-name="P58"/>
      <text:p text:style-name="P59">20/12/22</text:p>
      <text:p text:style-name="P60">- Se ha logrado crear un vector que guarde las líneas que no se emparejan en “vector_desechadas”, se ha debido tener cuidado de ver si los dos últimos elementos del vector de alturas se emparejan o si, por el contrario, tenemos el último elemento sin tener con quién emparejarlo y por tanto se añade al vector de líneas desechadas (sin pareja).</text:p>
      <text:p text:style-name="P61"/>
      <text:p text:style-name="P62">21/12//22</text:p>
      <text:p text:style-name="P63">- Se ha sacado el número de parejas echas para compararlo con el número de bandas de la estantería que se supone conocido por ahora y, así poder saber si faltan bandas por detectar o no. También se ha sacado el número de líneas desechadas.</text:p>
      <text:p text:style-name="P64"/>
      <text:p text:style-name="P65">22/12/22</text:p>
      <text:p text:style-name="Standard"><text:span text:style-name="T66">- Se ha avanzado en el relleno de líneas desechadas, se rellenará hacia ambos lados, se hará una AND de cada uno con el filtro de color y la que dé más píxeles en blanco será el relleno hacia el lado correcto.</text:span></text:p>
      <text:p text:style-name="P67"/>
      <text:p text:style-name="P68">26/12/22</text:p>
      <text:p text:style-name="P69">- Se ha creado casi al completo el algoritmo de creación de bandas artificiales. El problema es que las bandas no están equiespaciadas completamente, luego al usar la separación entre dos bandas consecutivas para crear otra banda, no queda encima de la banda que faltaba. Habrá que pensar en una forma de subir o bajar un poco la banda o de hacerla más ancha.<text:s/></text:p>
      <text:p text:style-name="P70"/>
      <text:p text:style-name="P71">27/12/22</text:p>
      <text:p text:style-name="P72">- Se ha intentado arreglar el tema de la creación de bandas artificial pero no ha salido bien.</text:p>
      <text:p text:style-name="P73"/>
      <text:p text:style-name="P74">29/12/22</text:p>
      <text:p text:style-name="P75">- Se ha creado la parte de rellenar las líneas desechadas, por ahora rellena hacia ambos lados con el ancho igual al mayor de las parejas ya detectadas directamente a través de Hough.<text:s/></text:p>
      <text:p text:style-name="P76">- También hay que mirar que las líneas desechadas son realmente bordes de bandas horizontales o si por el contrario, son líneas ubicadas en la zona de los productos y que por tanto no sirven.</text:p>
      <text:p text:style-name="P77"/>
      <text:p text:style-name="P78">03/01/22</text:p>
      <text:p text:style-name="P79">- Se ha empezado la parte de aplicar un criterio para saber si es una línea de la zona de productos o no. Se comparará la línea desechada que estamos mirando con el límite inferior de la banda detectada más cercana por arriba. Se ha llegado a la conclusión que las líneas detectadas en zona de productos suelen estar ubicadas cuando acaban las cajas/tetrabricks por la parte de arriba, y entonces se mirará que el límite inferior de la banda justo por encima y la línea desechada estén cerca para saber que es una línea de productos y así no rellenarla.</text:p>
      <text:p text:style-name="P80">- Si por el contrario se detecta una línea en la parte de abajo de los productos no importa, porque nos ayudará a detectar el límite superior de la banda que está justo debajo de ese estante de productos.</text:p>
      <text:p text:style-name="P81"/>
      <text:p text:style-name="P82">04/01/23</text:p>
      <text:p text:style-name="P83">- Se ha obtenido el límite inferior de la banda de arriba más cerca de la línea desechada que se quiere rellenar. Uno de los problemas que sigue es saber hacia qué lado es el correcto para rellenar. Otro problema es que cuando se elimina definitivamente una línea, el índice del resto de líneas desechadas si queremos meterla en la máscara cambia también, se debe mirar eso bien.</text:p>
      <text:p text:style-name="P84"/>
      <text:p text:style-name="P85"/>
      <text:p text:style-name="P86"/>
      <text:soft-page-break/>
      <text:p text:style-name="P87">09/01/23</text:p>
      <text:p text:style-name="P88">- Se han obtenido unos valores de la tabla del principio con los que funciona más o menos bien el algoritmo de detección de líneas, emparejamiento y relleno/eliminación de líneas sueltas según el número de bandas a identificar.</text:p>
      <text:p text:style-name="P89"/>
      <text:p text:style-name="P90">11/01/23</text:p>
      <text:p text:style-name="P91">- Se ha terminado de obtener valores promedio de la tabla para el caso de 5 bandas. También se ha cambiado la gráfica de Hough para que aparezca una primera vez la máscara solo con las parejas detectadas directamente, y luego una segunda vez con la máscara final junto con las líneas rellenadas/bandas creadas artificialmente.</text:p>
      <text:p text:style-name="P92"><text:s/></text:p>
      <text:p text:style-name="P93">14/01/23</text:p>
      <text:p text:style-name="P94">- Se ha retocado una cosa en la creación de “mascara2” y se ha retocado también la creación de bandas artificiales, aun así, hay que tocarle cosas aún.<text:s/></text:p>
      <text:p text:style-name="P95">- También se han añadido 10 píxeles por arriba y 10 píxeles por debajo a las parejas directamente detectadas, para evitar que la etiqueta del código se quede cortada si la banda no está completamente horizontal.</text:p>
      <text:p text:style-name="P96"/>
      <text:p text:style-name="P97">16/01/22</text:p>
      <text:p text:style-name="P98">- Se ha terminado el algoritmo de creación de bandas artificiales, revisarlo por si se ocurre una manera de mejorarlo.<text:s/></text:p>
      <text:p text:style-name="P99">- Se han ensanchado los 10 píxeles de las parejas directamente detectadas a 20 píxeles.<text:s/></text:p>
      <text:p text:style-name="P100"/>
      <text:p text:style-name="P101">19/01/22</text:p>
      <text:p text:style-name="P102">- Si se quiere hacer algo aplicando un filtro al color, hay que tener cuidado con los reflejos de la luz sobre el plástico que suele haber delante de las bandas horizontales.</text:p>
      <text:p text:style-name="P103"/>
      <text:p text:style-name="P104">23/01/22</text:p>
      <text:p text:style-name="P105">- Enviado correo a Miguel Ángel. Las líneas de las bandas centrales se identifican siempre con Hough, las que no se detectan algunas veces son las que están arriba o abajo del todo. Se ha estado intentando quitar el reflejo de la luz en el plástico de las bandas con “quitar_reflejos.py” pero da error cv2.inpaint().</text:p>
      <text:p text:style-name="P106"/>
      <text:p text:style-name="P107">24/01/22</text:p>
      <text:p text:style-name="P108">- Se sigue intentando quitar los reflejos de la luz pero sin éxito, se ha preguntado en StackOverflow.</text:p>
      <text:p text:style-name="P109"/>
      <text:p text:style-name="P110">25/01/22</text:p>
      <text:p text:style-name="P111">- Se ha solucionado el problema de los reflejos poniendo a color la media de los píxeles con más de (200, 200, 200) que son los que tienen el reflejo y están a un tono bastante cercano al blanco. Quizás para que quede mejor, quitar solo el reflejo de los píxeles comprendido entre las bandas detectadas/rellenadas/creadas y que además superen el (200, 200, 200).</text:p>
      <text:p text:style-name="P112"/>
      <text:p text:style-name="P113">26/01/22</text:p>
      <text:p text:style-name="P114">- Se ha comenzado el algoritmo para eliminar parejas en la zona de productos.</text:p>
      <text:p text:style-name="P115"/>
      <text:p text:style-name="P116">30/01/22</text:p>
      <text:p text:style-name="P117">-<text:s/>Se ha terminado el algoritmo de eliminar parejas de los productos pero que hay que mejorarlo aún.<text:s/></text:p>
      <text:p text:style-name="P118">- También se ha empezado a crear funciones para hacer el código más modular y para que además quede más limpio.</text:p>
      <text:p text:style-name="P119"/>
      <text:p text:style-name="P120">MIRAR LO DE AÑADIR LOS 20 PÍXELES POR ARRIBA Y POR ABAJO, REVISAR QUE SOLO SE HAGA EN LAS PAREJAS DIRECTAMENTE DETECTADAS<text:s/>Y QUE TAMBIÉN SE<text:s/><text:soft-page-break/>USE LOS DATOS DE LAS PAREJAS SIN ESE ENSANCHE PARA HACER LOS CÁLCULOS</text:p>
      <text:p text:style-name="P121"/>
      <text:p text:style-name="P122">SE DEBE DE HACER UN ALGORITMO ITERATIVO DE TAL MANERA QUE SI POR EJEMPLO FORMAMOS UNA PAREJA EN LOS PRODUCTOS, EL ALGORITMO RECONOZCA DE ALGUNA MANERA QUE ESA PAREJA ESTÁ MAL PARA DESECHARLA Y BUSCAR OTRA</text:p>
      <text:p text:style-name="P123"/>
      <text:p text:style-name="P124">A LA HORA DE CONSIDERAR DOS LÍNEAS COMO LA MISMA, ES MEJOR QUE NOS PASEMOS A QUEDARNOS CORTOS, PORQUE SI NOS PASAMOS SIMPLEMENTE NOS QUEDAREMOS SOLO CON UNA LÍNEA Y LA RELLENAREMOS, PERO SI NOS QUEDAMOS CORTOS, ES COMÚN QUE LAS BANDAS CENTRALES TENGAN LAS DOS LÍNEAS DE LOS BORDES, PERO OTRA EN MEDIO, QUE HACE QUE NOS QUEDEMOS CON LA MITAD SUPERIOR DE LA BANDA AL UNIR LA LÍNEA QUE DELIMITA POR ARRIBA CON LA LÍNEA QUE ESTÁ EN MITAD DE LA BANDA.</text:p>
      <text:p text:style-name="P125"/>
      <text:p text:style-name="P126">PARA SABER SI LAS BANDAS COGIDAS ESTÁN MAL, POR EJEMPLO, SE PUEDE MIRAR EL VECTOR OCUPACIÓN, SI SUPONEMOS POR EJEMPLO QUE TIENE 4 BANDAS, SI SOLO TIENE DOS ‘1’ Y TENEMOS YA TRES PAREJAS FORMADAS, SIGNIFICA QUE HAY DOS BANDAS DETECTADAS QUE ESTÁN DEMASIADO PRÓXIMAS</text:p>
      <text:p text:style-name="P127"/>
      <text:p text:style-name="P128">MIRAR CÓMO HACER EL RELLENO DE LÍNEAS SUELTAS HACIA EL LADO CORRECTO</text:p>
      <text:p text:style-name="P129"/>
      <text:p text:style-name="P130">MIRAR SI EN VEZ DE CREAR LAS BANDAS HORIZONTALES SOLO USANDO LAS ALTURAS, USAR MEJOR LAS LÍNEAS DETECTADAS CON SU INCLINACIÓN INCLUÍDA (SI LA TIENEN)</text:p>
      <text:p text:style-name="P131"/>
      <text:p text:style-name="P132">EN VEZ DE HACER UN CÓDIGO TAN LARGO, HACER FUNCIONES E IMPORTARLAS COMO EN AMPLI DE ROBÓTICA</text:p>
      <text:p text:style-name="P133"/>
      <text:p text:style-name="Standard"><text:span text:style-name="T134">pip install opencv-contrib-python</text:span></text:p>
      <text:p text:style-name="Standard"/>
      <text:p text:style-name="Standard"/>
      <text:p text:style-name="Standard"/>
      <text:p text:style-name="P135">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3-01-30T12:43:00Z</dc:date>
    <meta:template xlink:href="Normal.dotm" xlink:type="simple"/>
    <meta:editing-cycles>119</meta:editing-cycles>
    <meta:editing-duration>PT294180S</meta:editing-duration>
    <meta:document-statistic meta:page-count="7" meta:paragraph-count="36" meta:word-count="2848" meta:character-count="18480" meta:row-count="130" meta:non-whitespace-character-count="15668"/>
  </office:meta>
</office:document-meta>
</file>